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style:style>
    <style:style style:name="P3" style:parent-style-name="Normal" style:family="paragraph">
      <style:paragraph-properties style:vertical-align="auto" fo:margin-bottom="0in" fo:line-height="100%"/>
      <style:text-properties fo:hyphenate="false"/>
    </style:style>
    <style:style style:name="T4" style:parent-style-name="Hyperlink" style:family="text">
      <style:text-properties style:font-name-asian="Times New Roman" style:font-name-complex="Calibri" style:language-asian="en" style:country-asian="GB"/>
    </style:style>
    <style:style style:name="P5" style:parent-style-name="Normal" style:family="paragraph">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P7" style:parent-style-name="Normal" style:family="paragraph">
      <style:paragraph-properties style:vertical-align="auto" fo:margin-bottom="0in" fo:line-height="100%"/>
      <style:text-properties fo:hyphenate="false"/>
    </style:style>
    <style:style style:name="T8" style:parent-style-name="Hyperlink" style:family="text">
      <style:text-properties style:font-name-asian="Times New Roman" style:font-name-complex="Calibri" style:language-asian="en" style:country-asian="GB"/>
    </style:style>
    <style:style style:name="P9" style:parent-style-name="Normal" style:family="paragraph">
      <style:text-properties fo:font-weight="bold" style:font-weight-asian="bold" style:font-weight-complex="bold"/>
    </style:style>
    <style:style style:name="P10" style:parent-style-name="Normal" style:list-style-name="LFO1" style:family="paragraph"/>
    <style:style style:name="T11" style:parent-style-name="DefaultParagraphFont" style:family="text">
      <style:text-properties fo:font-weight="bold" style:font-weight-asian="bold" style:font-weight-complex="bold"/>
    </style:style>
    <style:style style:name="P12" style:parent-style-name="Normal" style:list-style-name="LFO1" style:family="paragraph"/>
    <style:style style:name="T13" style:parent-style-name="DefaultParagraphFont" style:family="text">
      <style:text-properties fo:font-weight="bold" style:font-weight-asian="bold" style:font-weight-complex="bold"/>
    </style:style>
    <style:style style:name="P14" style:parent-style-name="Normal" style:list-style-name="LFO1" style:family="paragraph"/>
    <style:style style:name="T15" style:parent-style-name="DefaultParagraphFont" style:family="text">
      <style:text-properties fo:font-weight="bold" style:font-weight-asian="bold" style:font-weight-complex="bold"/>
    </style:style>
    <style:style style:name="P16" style:parent-style-name="Normal" style:list-style-name="LFO1" style:family="paragraph"/>
    <style:style style:name="T17" style:parent-style-name="DefaultParagraphFont" style:family="text">
      <style:text-properties fo:font-weight="bold" style:font-weight-asian="bold" style:font-weight-complex="bold"/>
    </style:style>
    <style:style style:name="P18" style:parent-style-name="Normal" style:list-style-name="LFO1" style:family="paragraph"/>
    <style:style style:name="T19" style:parent-style-name="DefaultParagraphFont" style:family="text">
      <style:text-properties fo:font-weight="bold" style:font-weight-asian="bold" style:font-weight-complex="bold"/>
    </style:style>
    <style:style style:name="P20" style:parent-style-name="Normal" style:family="paragraph">
      <style:text-properties fo:font-weight="bold" style:font-weight-asian="bold" style:font-weight-complex="bold"/>
    </style:style>
    <style:style style:name="P21" style:parent-style-name="Normal" style:list-style-name="LFO2" style:family="paragraph"/>
    <style:style style:name="T22" style:parent-style-name="DefaultParagraphFont" style:family="text">
      <style:text-properties fo:font-weight="bold" style:font-weight-asian="bold" style:font-weight-complex="bold"/>
    </style:style>
    <style:style style:name="P23" style:parent-style-name="Normal" style:list-style-name="LFO2" style:family="paragraph"/>
    <style:style style:name="T24" style:parent-style-name="DefaultParagraphFont" style:family="text">
      <style:text-properties fo:font-weight="bold" style:font-weight-asian="bold" style:font-weight-complex="bold"/>
    </style:style>
    <style:style style:name="P25" style:parent-style-name="Normal" style:list-style-name="LFO2" style:family="paragraph"/>
    <style:style style:name="T26" style:parent-style-name="DefaultParagraphFont" style:family="text">
      <style:text-properties fo:font-weight="bold" style:font-weight-asian="bold" style:font-weight-complex="bold"/>
    </style:style>
    <style:style style:name="P27" style:parent-style-name="Normal" style:list-style-name="LFO2" style:family="paragraph"/>
    <style:style style:name="T28" style:parent-style-name="DefaultParagraphFont" style:family="text">
      <style:text-properties fo:font-weight="bold" style:font-weight-asian="bold" style:font-weight-complex="bold"/>
    </style:style>
    <style:style style:name="P29" style:parent-style-name="Normal" style:list-style-name="LFO2" style:family="paragraph"/>
    <style:style style:name="T30" style:parent-style-name="DefaultParagraphFont" style:family="text">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P32" style:parent-style-name="Normal" style:list-style-name="LFO3" style:family="paragraph"/>
    <style:style style:name="T33" style:parent-style-name="DefaultParagraphFont" style:family="text">
      <style:text-properties fo:font-weight="bold" style:font-weight-asian="bold" style:font-weight-complex="bold"/>
    </style:style>
    <style:style style:name="P34" style:parent-style-name="Normal" style:list-style-name="LFO3" style:family="paragraph"/>
    <style:style style:name="T35" style:parent-style-name="DefaultParagraphFont" style:family="text">
      <style:text-properties fo:font-weight="bold" style:font-weight-asian="bold" style:font-weight-complex="bold"/>
    </style:style>
    <style:style style:name="P36" style:parent-style-name="Normal" style:list-style-name="LFO3" style:family="paragraph"/>
    <style:style style:name="T37" style:parent-style-name="DefaultParagraphFont" style:family="text">
      <style:text-properties fo:font-weight="bold" style:font-weight-asian="bold" style:font-weight-complex="bold"/>
    </style:style>
    <style:style style:name="P38" style:parent-style-name="Normal" style:list-style-name="LFO3" style:family="paragraph"/>
    <style:style style:name="T39" style:parent-style-name="DefaultParagraphFont" style:family="text">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P42" style:parent-style-name="Normal" style:family="paragraph">
      <style:paragraph-properties style:vertical-align="auto" fo:margin-bottom="0in" fo:line-height="100%"/>
      <style:text-properties fo:hyphenate="false"/>
    </style:style>
    <style:style style:name="T43" style:parent-style-name="Hyperlink" style:family="text">
      <style:text-properties style:font-name-asian="Times New Roman" style:font-name-complex="Calibri" style:language-asian="en" style:country-asian="GB"/>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T46" style:parent-style-name="Hyperlink"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Hyperlink"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Hyperlink"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T57" style:parent-style-name="Hyperlink" style:family="text">
      <style:text-properties fo:font-weight="bold" style:font-weight-asian="bold" style:font-weight-complex="bold"/>
    </style:style>
  </office:automatic-styles>
  <office:body>
    <office:text text:use-soft-page-breaks="true">
      <text:p text:style-name="P1">The Rise of 6G: Shaping the Future of Global Connectivity</text:p>
      <text:p text:style-name="Normal">As the digital world continues to evolve at a rapid pace, the conversation is already shifting from 5G to 6G. Although 5G networks are still being rolled out and integrated across the globe, tech giants, governments, and researchers are already investing heavily in the development of 6G technology. The global 6G market is projected to redefine connectivity, enabling speeds up to 100 times faster than 5G and supporting unprecedented advancements in industries ranging from healthcare and manufacturing to augmented reality (AR), virtual reality (VR), and smart cities.</text:p>
      <text:p text:style-name="Normal"><text:span text:style-name="T2">Request Sample Report PDF (including TOC, Graphs &amp; Tables):</text:span></text:p>
      <text:p text:style-name="P3"><text:a xlink:href="https://www.statsandresearch.com/request-sample/40430-global-6g-market" office:target-frame-name="_top" xlink:show="replace"><text:span text:style-name="T4">https://www.statsandresearch.com/request-sample/40430-global-6g-market</text:span></text:a></text:p>
      <text:p text:style-name="P5">What is 6G?</text:p>
      <text:p text:style-name="Normal">6G is the sixth-generation wireless technology that promises to push boundaries far beyond its predecessor. It aims to deliver ultra-low latency, extremely high bandwidth, and AI-driven network optimization. Unlike 5G, which focuses on enhanced mobile broadband and IoT, 6G will enable seamless communication between humans and machines in real time, with speeds potentially reaching up to 1 terabit per second (Tbps).</text:p>
      <text:p text:style-name="Normal"><text:span text:style-name="T6">Get up to 30% Discount:</text:span></text:p>
      <text:p text:style-name="P7"><text:a xlink:href="https://www.statsandresearch.com/check-discount/40430-global-6g-market" office:target-frame-name="_top" xlink:show="replace"><text:span text:style-name="T8">https://www.statsandresearch.com/check-discount/40430-global-6g-market</text:span></text:a></text:p>
      <text:p text:style-name="P9">Key Drivers of the 6G Market</text:p>
      <text:p text:style-name="Normal">Several factors are fueling the growth of the 6G market:</text:p>
      <text:list text:style-name="LFO1" text:continue-numbering="true">
        <text:list-item>
          <text:p text:style-name="P10"><text:span text:style-name="T11">Rising demand for real-time data processing</text:span></text:p>
        </text:list-item>
        <text:list-item>
          <text:p text:style-name="P12"><text:span text:style-name="T13">Expansion of AI and machine learning applications</text:span></text:p>
        </text:list-item>
        <text:list-item>
          <text:p text:style-name="P14"><text:span text:style-name="T15">Increased use of edge computing</text:span></text:p>
        </text:list-item>
        <text:list-item>
          <text:p text:style-name="P16"><text:span text:style-name="T17">Surge in smart city and autonomous vehicle projects</text:span></text:p>
        </text:list-item>
        <text:list-item>
          <text:p text:style-name="P18"><text:span text:style-name="T19">Strategic government investments and R&amp;D initiatives</text:span></text:p>
        </text:list-item>
      </text:list>
      <text:p text:style-name="Normal">Countries like the United States, China, South Korea, and Japan have already initiated programs and collaborations with universities and tech firms to lead in the 6G race.</text:p>
      <text:p text:style-name="P20">Potential Applications of 6G</text:p>
      <text:p text:style-name="Normal">The possibilities with 6G are vast:</text:p>
      <text:list text:style-name="LFO2" text:continue-numbering="true">
        <text:list-item>
          <text:p text:style-name="P21"><text:span text:style-name="T22">Holographic communication</text:span><text:s/>in real time</text:p>
        </text:list-item>
        <text:list-item>
          <text:p text:style-name="P23"><text:span text:style-name="T24">AI-enhanced robotics</text:span><text:s/>for healthcare and industry</text:p>
        </text:list-item>
        <text:list-item>
          <text:p text:style-name="P25"><text:span text:style-name="T26">Fully immersive XR (Extended Reality)</text:span><text:s/>experiences</text:p>
        </text:list-item>
        <text:list-item>
          <text:p text:style-name="P27"><text:span text:style-name="T28">High-speed data transmission</text:span><text:s/>for space and deep-sea communication</text:p>
        </text:list-item>
        <text:list-item>
          <text:p text:style-name="P29"><text:span text:style-name="T30">Next-level autonomous transportation</text:span></text:p>
        </text:list-item>
      </text:list>
      <text:p text:style-name="P31">Challenges Ahead</text:p>
      <text:p text:style-name="Normal">Despite the exciting prospects, the road to 6G is filled with challenges:</text:p>
      <text:list text:style-name="LFO3" text:continue-numbering="true">
        <text:list-item>
          <text:p text:style-name="P32"><text:span text:style-name="T33">High infrastructure costs</text:span></text:p>
        </text:list-item>
        <text:list-item>
          <text:p text:style-name="P34"><text:span text:style-name="T35">Standardization across countries</text:span></text:p>
        </text:list-item>
        <text:list-item>
          <text:p text:style-name="P36"><text:span text:style-name="T37">Security and privacy concerns</text:span></text:p>
        </text:list-item>
        <text:list-item>
          <text:p text:style-name="P38"><text:span text:style-name="T39">Massive energy consumption</text:span></text:p>
        </text:list-item>
      </text:list>
      <text:p text:style-name="P40">Outlook</text:p>
      <text:p text:style-name="Normal">While commercial deployment of 6G is expected around 2030, groundwork is already being laid today. From academic research to international policy discussions, the global 6G market is shaping up to be the cornerstone of future digital economies. Companies investing early in this space are likely to reap the rewards of first-mover advantage as we head into a hyper-connected world.</text:p>
      <text:p text:style-name="P41">Purchase Exclusive Report:</text:p>
      <text:p text:style-name="P42"><text:a xlink:href="https://www.statsandresearch.com/enquire-before/40430-global-6g-market" office:target-frame-name="_top" xlink:show="replace"><text:span text:style-name="T43">https://www.statsandresearch.com/enquire-before/40430-global-6g-market</text:span></text:a></text:p>
      <text:p text:style-name="Normal"><text:span text:style-name="T44">Our Services:</text:span></text:p>
      <text:p text:style-name="Normal"><text:span text:style-name="T45">On-Demand Reports:<text:s/></text:span><text:a xlink:href="https://www.statsandresearch.com/on-demand-reports" office:target-frame-name="_top" xlink:show="replace"><text:span text:style-name="T46">https://www.statsandresearch.com/on-demand-reports</text:span></text:a></text:p>
      <text:p text:style-name="Normal"><text:span text:style-name="T47">Subscription Plans:<text:s/></text:span><text:a xlink:href="https://www.statsandresearch.com/subscription-plans" office:target-frame-name="_top" xlink:show="replace"><text:span text:style-name="T48">https://www.statsandresearch.com/subscription-plans</text:span></text:a></text:p>
      <text:p text:style-name="Normal"><text:span text:style-name="T49">Consulting Services:<text:s/></text:span><text:a xlink:href="https://www.statsandresearch.com/consulting-services" office:target-frame-name="_top" xlink:show="replace"><text:span text:style-name="T50">https://www.statsandresearch.com/consulting-services</text:span></text:a><text:span text:style-name="T51"> </text:span></text:p>
      <text:p text:style-name="Normal"><text:span text:style-name="T52">Contact Us:</text:span></text:p>
      <text:p text:style-name="Normal"><text:span text:style-name="T53">Stats and Research</text:span></text:p>
      <text:p text:style-name="Normal"><text:span text:style-name="T54">Email:sales@statsandresearch.com </text:span></text:p>
      <text:p text:style-name="Normal"><text:span text:style-name="T55">Phone: +91 8530698844</text:span></text:p>
      <text:p text:style-name="Normal"><text:span text:style-name="T56">Website:<text:s/></text:span><text:a xlink:href="https://www.statsandresearch.com/" office:target-frame-name="_top" xlink:show="replace"><text:span text:style-name="T57">https://www.statsandresearch.com</text:span></text:a></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style:vertical-align="baseline" fo:line-height="106%"/>
      <style:text-properties style:font-name="Calibri" style:font-name-asian="Calibri" style:font-name-complex="Times New Roman"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meta:initial-creator>
    <dc:creator>A</dc:creator>
    <meta:creation-date>2025-04-04T11:04:00Z</meta:creation-date>
    <dc:date>2025-04-04T11:04:00Z</dc:date>
    <meta:template xlink:href="Normal.dotm" xlink:type="simple"/>
    <meta:editing-cycles>1</meta:editing-cycles>
    <meta:editing-duration>PT0S</meta:editing-duration>
    <meta:document-statistic meta:page-count="2" meta:paragraph-count="7" meta:word-count="545" meta:character-count="3647" meta:row-count="25" meta:non-whitespace-character-count="3109"/>
  </office:meta>
</office:document-meta>
</file>